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First_20_Paragraph">
      <style:text-properties fo:language="ro" fo:country="RO"/>
    </style:style>
    <style:style style:name="P4" style:family="paragraph" style:parent-style-name="Standard">
      <style:text-properties fo:language="ro" fo:country="RO"/>
    </style:style>
    <style:style style:name="P5" style:family="paragraph" style:parent-style-name="Text_20_body">
      <style:text-properties fo:language="ro" fo:country="RO"/>
    </style:style>
    <style:style style:name="P6" style:family="paragraph" style:parent-style-name="Standard">
      <style:paragraph-properties fo:text-align="center" style:justify-single-word="false"/>
      <style:text-properties fo:language="ro" fo:country="RO" officeooo:paragraph-rsid="0007a5a9"/>
    </style:style>
    <style:style style:name="P7" style:family="paragraph" style:parent-style-name="Heading_20_1">
      <style:paragraph-properties fo:break-before="page"/>
    </style:style>
    <style:style style:name="P8" style:family="paragraph" style:parent-style-name="Contents_20_1">
      <style:paragraph-properties>
        <style:tab-stops>
          <style:tab-stop style:position="17.588cm" style:type="right" style:leader-style="dotted" style:leader-text="."/>
        </style:tab-stops>
      </style:paragraph-properties>
    </style:style>
    <style:style style:name="P9" style:family="paragraph" style:parent-style-name="Contents_20_2">
      <style:paragraph-properties>
        <style:tab-stops>
          <style:tab-stop style:position="17.588cm" style:type="right" style:leader-style="dotted" style:leader-text="."/>
        </style:tab-stops>
      </style:paragraph-properties>
    </style:style>
    <style:style style:name="P10" style:family="paragraph" style:parent-style-name="Contents_20_Heading">
      <style:text-properties officeooo:rsid="0007a5a9" officeooo:paragraph-rsid="0007a5a9"/>
    </style:style>
    <style:style style:name="P11" style:family="paragraph" style:parent-style-name="Source_20_Code">
      <style:text-properties officeooo:paragraph-rsid="0009374d"/>
    </style:style>
    <style:style style:name="P12" style:family="paragraph" style:parent-style-name="Heading_20_1">
      <style:paragraph-properties fo:break-before="page"/>
      <style:text-properties fo:language="ro" fo:country="RO"/>
    </style:style>
    <style:style style:name="P13" style:family="paragraph" style:parent-style-name="Compact" style:list-style-name="WWNum1001">
      <style:text-properties fo:language="ro" fo:country="RO"/>
    </style:style>
    <style:style style:name="P14" style:family="paragraph" style:parent-style-name="Standard" style:master-page-name="First_20_Page">
      <style:paragraph-properties fo:text-align="center" style:justify-single-word="false" style:page-number="auto"/>
      <style:text-properties fo:font-size="14pt" fo:language="ro" fo:country="RO" officeooo:paragraph-rsid="0007a5a9" style:font-size-asian="14pt" style:font-size-complex="14pt"/>
    </style:style>
    <style:style style:name="P15" style:family="paragraph" style:parent-style-name="Standard">
      <style:paragraph-properties fo:text-align="center" style:justify-single-word="false"/>
      <style:text-properties fo:font-size="14pt" fo:language="ro" fo:country="RO" officeooo:paragraph-rsid="0007a5a9" style:font-size-asian="14pt" style:font-size-complex="14pt"/>
    </style:style>
    <style:style style:name="P16" style:family="paragraph" style:parent-style-name="Standard">
      <style:paragraph-properties fo:text-align="center" style:justify-single-word="false"/>
      <style:text-properties fo:language="ro" fo:country="RO" officeooo:paragraph-rsid="0007a5a9"/>
    </style:style>
    <style:style style:name="P17" style:family="paragraph" style:parent-style-name="Standard">
      <style:paragraph-properties fo:text-align="center" style:justify-single-word="false"/>
      <style:text-properties fo:font-size="16pt" fo:language="ro" fo:country="RO" fo:font-weight="bold" officeooo:rsid="00098cc3" officeooo:paragraph-rsid="00098cc3" style:font-size-asian="16pt" style:font-weight-asian="bold" style:font-size-complex="16pt" style:font-weight-complex="bold"/>
    </style:style>
    <style:style style:name="T1" style:family="text">
      <style:text-properties officeooo:rsid="0007a5a9"/>
    </style:style>
    <style:style style:name="T2" style:family="text">
      <style:text-properties fo:language="ro" fo:country="RO"/>
    </style:style>
    <style:style style:name="T3" style:family="text">
      <style:text-properties fo:language="ro" fo:country="RO" officeooo:rsid="00067c73"/>
    </style:style>
    <style:style style:name="T4" style:family="text">
      <style:text-properties fo:language="ru" fo:country="RU"/>
    </style:style>
    <style:style style:name="T5" style:family="text">
      <style:text-properties fo:language="ru" fo:country="RU" officeooo:rsid="0005e4c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P14">UNIVERSITATEA DE STAT DIN MOLDOVA</text:p>
            <text:p text:style-name="P15">Facultatea de Matematică și Informatică</text:p>
            <text:p text:style-name="P6">Departamentul de Informatică</text:p>
            <text:p text:style-name="P6"/>
            <text:p text:style-name="P6"/>
            <text:p text:style-name="P6"/>
            <text:p text:style-name="P6"/>
            <text:p text:style-name="P6"/>
            <text:p text:style-name="P17">CLASE GENERICE ȘI AVANTAJELE</text:p>
            <text:p text:style-name="P17">UTILIZĂRII LOR</text:p>
            <text:p text:style-name="P6"/>
            <text:p text:style-name="P6">Țurcanu Cristian</text:p>
            <text:p text:style-name="P6"/>
            <text:p text:style-name="P6"/>
            <text:p text:style-name="P6"/>
            <text:p text:style-name="P6"/>
            <text:p text:style-name="P6"/>
            <text:p text:style-name="P6"/>
            <text:p text:style-name="P6"/>
            <text:p text:style-name="P6"/>
            <text:p text:style-name="P10"><text:soft-page-break/>CUPRINS</text:p>
          </text:index-title>
          <text:p text:style-name="P8"><text:a xlink:type="simple" xlink:href="#__RefHeading___Toc3058_3502608998" text:style-name="Index_20_Link" text:visited-style-name="Index_20_Link">Introducere<text:tab/>2</text:a></text:p>
          <text:p text:style-name="P8"><text:a xlink:type="simple" xlink:href="#__RefHeading___Toc3060_3502608998" text:style-name="Index_20_Link" text:visited-style-name="Index_20_Link">I. Analiza claselor generice<text:tab/>3</text:a></text:p>
          <text:p text:style-name="P9"><text:a xlink:type="simple" xlink:href="#__RefHeading___Toc3062_3502608998" text:style-name="Index_20_Link" text:visited-style-name="Index_20_Link">1.1 Sintaxa claselor generice<text:tab/>3</text:a></text:p>
          <text:p text:style-name="P9"><text:a xlink:type="simple" xlink:href="#__RefHeading___Toc3064_3502608998" text:style-name="Index_20_Link" text:visited-style-name="Index_20_Link">1.2 Comparația claselor generice cu folosirea Object-urilor<text:tab/>3</text:a></text:p>
          <text:p text:style-name="P8"><text:a xlink:type="simple" xlink:href="#__RefHeading___Toc3066_3502608998" text:style-name="Index_20_Link" text:visited-style-name="Index_20_Link">II. Exemple de utilizare a claselor generice<text:tab/>6</text:a></text:p>
          <text:p text:style-name="P8"><text:a xlink:type="simple" xlink:href="#__RefHeading___Toc3068_3502608998" text:style-name="Index_20_Link" text:visited-style-name="Index_20_Link">Concluzie<text:tab/>8</text:a></text:p>
          <text:p text:style-name="P8"><text:a xlink:type="simple" xlink:href="#__RefHeading___Toc3070_3502608998" text:style-name="Index_20_Link" text:visited-style-name="Index_20_Link">Bibliografie<text:tab/>9</text:a></text:p>
        </text:index-body>
      </text:table-of-content>
      <text:h text:style-name="P12" text:outline-level="1"><text:bookmark-start text:name="__RefHeading___Toc3058_3502608998"/><text:bookmark-start text:name="introducere"/>Introducere<text:bookmark-end text:name="__RefHeading___Toc3058_3502608998"/></text:h>
      <text:p text:style-name="P3">Genericurile au fost lansate în versiunea 2.0 a limbajului C# în 2005. Înainte de această versiune, programatorii trebuiau să scrie cod pentru fiecare tip de date pe care îl foloseau în cadrul unei clase. De exemplu, dacă aveți nevoie de o listă de numere întregi, o listă de șiruri de caractere și o listă de numere reale, atunci aveți nevoie de trei clase diferite. Cu ajutorul clasei generice, puteți crea o clasă care poate fi utilizată pentru a stoca orice tip de date. De exemplu, o clasă generică poate fi utilizată pentru a crea o listă, o coadă, o stivă sau un <text:span text:style-name="T4">dic</text:span><text:span text:style-name="T5">ț</text:span><text:span text:style-name="T4">ionar</text:span>. Exista de asemenea opțiunea de a folosi obiectele de tip Object, însă la fiecare utilizare trebuie să fie verificată clasa obiectului, încălcând principiul Don't Repeat Yourself, iar în cazul variabilelor de tip valoare acestea trebuiesc convertite în obiect prin procesul de boxing, ceea ce total elimină toate avantajele de performanță a variabilelor din stack.</text:p>
      <text:p text:style-name="P4"><text:bookmark-end text:name="introducere"/></text:p>
      <text:h text:style-name="P7" text:outline-level="1"><text:bookmark-start text:name="__RefHeading___Toc3060_3502608998"/><text:span text:style-name="Section_20_Number"><text:span text:style-name="T3">I. </text:span></text:span><text:bookmark-start text:name="analiza-claselor-generice"/><text:span text:style-name="T2">Analiza claselor generice</text:span><text:bookmark-end text:name="__RefHeading___Toc3060_3502608998"/></text:h>
      <text:h text:style-name="Heading_20_2" text:outline-level="2"><text:bookmark-start text:name="__RefHeading___Toc3062_3502608998"/><text:span text:style-name="Section_20_Number"><text:span text:style-name="T3">1</text:span></text:span><text:bookmark-start text:name="sintaxa-claselor-generice"/><text:span text:style-name="Section_20_Number"><text:span text:style-name="T2">.1</text:span></text:span><text:span text:style-name="T2"><text:tab/>Sintaxa claselor generice</text:span><text:bookmark-end text:name="__RefHeading___Toc3062_3502608998"/></text:h>
      <text:p text:style-name="P3">Comparativ cu clasele simple, cele generice sunt de fapt doar șabloane ce se folosesc pentru generarea mai multor clase noi, numite clase construite, aplicând argumenții de tip. Argumenții dați se scriu între paranteze unghiulare ( “&lt;” și “&gt;” ) direct după denumirea tipului generic, și aceștia vor defini denumirea tipului necunoscut ce va fi utilizat mai târziu. De asemenea la definirea clasei pot fi setate limite pentru argument, precum necesitatea de a fi clasă, struct, sau chiar de a moșteni anumite clase sau interfețe. De exemplu:</text:p>
      <text:p text:style-name="Source_20_Code"><text:span text:style-name="KeywordTok"><text:span text:style-name="T2">public</text:span></text:span><text:span text:style-name="NormalTok"><text:span text:style-name="T2"> </text:span></text:span><text:span text:style-name="KeywordTok"><text:span text:style-name="T2">abstract</text:span></text:span><text:span text:style-name="NormalTok"><text:span text:style-name="T2"> </text:span></text:span><text:span text:style-name="KeywordTok"><text:span text:style-name="T2">class</text:span></text:span><text:span text:style-name="NormalTok"><text:span text:style-name="T2"> Settings</text:span></text:span><text:span text:style-name="OperatorTok"><text:span text:style-name="T2">&lt;</text:span></text:span><text:span text:style-name="NormalTok"><text:span text:style-name="T2">T</text:span></text:span><text:span text:style-name="OperatorTok"><text:span text:style-name="T2">&gt;</text:span></text:span><text:span text:style-name="NormalTok"><text:span text:style-name="T2"> </text:span></text:span><text:span text:style-name="OperatorTok"><text:span text:style-name="T2">:</text:span></text:span><text:span text:style-name="NormalTok"><text:span text:style-name="T2"> ScriptableObject where T </text:span></text:span><text:span text:style-name="OperatorTok"><text:span text:style-name="T2">:</text:span></text:span><text:span text:style-name="NormalTok"><text:span text:style-name="T2"> Settings</text:span></text:span><text:span text:style-name="OperatorTok"><text:span text:style-name="T2">&lt;</text:span></text:span><text:span text:style-name="NormalTok"><text:span text:style-name="T2">T</text:span></text:span><text:span text:style-name="OperatorTok"><text:span text:style-name="T2">&gt;</text:span></text:span><text:span text:style-name="T2"><text:line-break/></text:span><text:span text:style-name="OperatorTok"><text:span text:style-name="T2">{</text:span></text:span><text:span text:style-name="T2"><text:line-break/></text:span><text:span text:style-name="NormalTok"><text:span text:style-name="T2"> <text:s text:c="3"/></text:span></text:span><text:span text:style-name="CommentTok"><text:span text:style-name="T2">//cod</text:span></text:span><text:span text:style-name="T2"><text:line-break/></text:span><text:span text:style-name="OperatorTok"><text:span text:style-name="T2">}</text:span></text:span></text:p>
      <text:p text:style-name="P3">La crearea unui obiect dintr-un șablon este necesară definirea tipului pentru argumentul necunoscut. În urma specificării acestui fapt, la generarea obiectului specializat în fon se va crea o clasă separată ce realizează șablonul anume pentru tipul dat, adică Stack&lt;int&gt; și Stack&lt;long&gt; sunt două clase total diferite, precum și variabilele statice ale acestora.</text:p>
      <text:p text:style-name="P11"><text:span text:style-name="KeywordTok"><text:span text:style-name="T2">public</text:span></text:span><text:span text:style-name="NormalTok"><text:span text:style-name="T2"> </text:span></text:span><text:span text:style-name="KeywordTok"><text:span text:style-name="T2">class</text:span></text:span><text:span text:style-name="NormalTok"><text:span text:style-name="T2"> GenericStuff</text:span></text:span><text:span text:style-name="OperatorTok"><text:span text:style-name="T2">&lt;</text:span></text:span><text:span text:style-name="NormalTok"><text:span text:style-name="T2">T</text:span></text:span><text:span text:style-name="OperatorTok"><text:span text:style-name="T2">&gt;</text:span></text:span><text:span text:style-name="T2"><text:line-break/></text:span><text:span text:style-name="OperatorTok"><text:span text:style-name="T2">{</text:span></text:span><text:span text:style-name="T2"><text:line-break/></text:span><text:span text:style-name="NormalTok"><text:span text:style-name="T2"> <text:s text:c="3"/></text:span></text:span><text:span text:style-name="KeywordTok"><text:span text:style-name="T2">public</text:span></text:span><text:span text:style-name="NormalTok"><text:span text:style-name="T2"> </text:span></text:span><text:span text:style-name="KeywordTok"><text:span text:style-name="T2">static</text:span></text:span><text:span text:style-name="NormalTok"><text:span text:style-name="T2"> </text:span></text:span><text:span text:style-name="DataTypeTok"><text:span text:style-name="T2">int</text:span></text:span><text:span text:style-name="NormalTok"><text:span text:style-name="T2"> SomeValue</text:span></text:span><text:span text:style-name="OperatorTok"><text:span text:style-name="T2">;</text:span></text:span><text:span text:style-name="T2"><text:line-break/></text:span><text:span text:style-name="OperatorTok"><text:span text:style-name="T2">}</text:span></text:span><text:span text:style-name="T2"><text:line-break/><text:line-break/></text:span><text:span text:style-name="KeywordTok"><text:span text:style-name="T2">public</text:span></text:span><text:span text:style-name="NormalTok"><text:span text:style-name="T2"> </text:span></text:span><text:span text:style-name="KeywordTok"><text:span text:style-name="T2">static</text:span></text:span><text:span text:style-name="NormalTok"><text:span text:style-name="T2"> </text:span></text:span><text:span text:style-name="DataTypeTok"><text:span text:style-name="T2">void</text:span></text:span><text:span text:style-name="NormalTok"><text:span text:style-name="T2"> </text:span></text:span><text:span text:style-name="FunctionTok"><text:span text:style-name="T2">Main</text:span></text:span><text:span text:style-name="OperatorTok"><text:span text:style-name="T2">()</text:span></text:span><text:span text:style-name="T2"><text:line-break/></text:span><text:span text:style-name="OperatorTok"><text:span text:style-name="T2">{</text:span></text:span><text:span text:style-name="T2"><text:line-break/></text:span><text:span text:style-name="NormalTok"><text:span text:style-name="T2"> <text:s text:c="3"/>GenericStuff</text:span></text:span><text:span text:style-name="OperatorTok"><text:span text:style-name="T2">&lt;</text:span></text:span><text:span text:style-name="DataTypeTok"><text:span text:style-name="T2">int</text:span></text:span><text:span text:style-name="OperatorTok"><text:span text:style-name="T2">&gt;.</text:span></text:span><text:span text:style-name="FunctionTok"><text:span text:style-name="T2">SomeValue</text:span></text:span><text:span text:style-name="NormalTok"><text:span text:style-name="T2"> </text:span></text:span><text:span text:style-name="OperatorTok"><text:span text:style-name="T2">=</text:span></text:span><text:span text:style-name="NormalTok"><text:span text:style-name="T2"> </text:span></text:span><text:span text:style-name="DecValTok"><text:span text:style-name="T2">1</text:span></text:span><text:span text:style-name="OperatorTok"><text:span text:style-name="T2">;</text:span></text:span><text:span text:style-name="T2"><text:line-break/></text:span><text:span text:style-name="NormalTok"><text:span text:style-name="T2"> <text:s text:c="3"/>GenericStuff</text:span></text:span><text:span text:style-name="OperatorTok"><text:span text:style-name="T2">&lt;</text:span></text:span><text:span text:style-name="DataTypeTok"><text:span text:style-name="T2">long</text:span></text:span><text:span text:style-name="OperatorTok"><text:span text:style-name="T2">&gt;.</text:span></text:span><text:span text:style-name="FunctionTok"><text:span text:style-name="T2">SomeValue</text:span></text:span><text:span text:style-name="NormalTok"><text:span text:style-name="T2"> </text:span></text:span><text:span text:style-name="OperatorTok"><text:span text:style-name="T2">=</text:span></text:span><text:span text:style-name="NormalTok"><text:span text:style-name="T2"> </text:span></text:span><text:span text:style-name="DecValTok"><text:span text:style-name="T2">2</text:span></text:span><text:span text:style-name="OperatorTok"><text:span text:style-name="T2">;</text:span></text:span><text:span text:style-name="T2"><text:line-break/></text:span><text:span text:style-name="NormalTok"><text:span text:style-name="T2"> <text:s text:c="3"/>Console</text:span></text:span><text:span text:style-name="OperatorTok"><text:span text:style-name="T2">.</text:span></text:span><text:span text:style-name="FunctionTok"><text:span text:style-name="T2">WriteLine</text:span></text:span><text:span text:style-name="OperatorTok"><text:span text:style-name="T2">(</text:span></text:span><text:span text:style-name="NormalTok"><text:span text:style-name="T2">$</text:span></text:span><text:span text:style-name="StringTok"><text:span text:style-name="T2">"{GenericStuff&lt;int&gt;.SomeValue} {GenericStuff&lt;long&gt;.SomeValue}"</text:span></text:span><text:span text:style-name="OperatorTok"><text:span text:style-name="T2">);</text:span></text:span><text:span text:style-name="T2"><text:line-break/></text:span><text:span text:style-name="NormalTok"><text:span text:style-name="T2"> <text:s text:c="3"/></text:span></text:span><text:span text:style-name="CommentTok"><text:span text:style-name="T2">//1 2</text:span></text:span><text:span text:style-name="T2"><text:line-break/></text:span><text:span text:style-name="OperatorTok"><text:span text:style-name="T2">}</text:span></text:span><text:bookmark-end text:name="sintaxa-claselor-generice"/></text:p>
      <text:h text:style-name="Heading_20_2" text:outline-level="2"><text:span text:style-name="Section_20_Number"><text:span text:style-name="T3"/></text:span></text:h>
      <text:h text:style-name="Heading_20_2" text:outline-level="2"><text:bookmark-start text:name="__RefHeading___Toc3064_3502608998"/><text:span text:style-name="Section_20_Number"><text:span text:style-name="T3">1</text:span></text:span><text:bookmark-start text:name="Xb6841f5a64e77ffd3cbdb6c0d9179f9c567f032"/><text:span text:style-name="Section_20_Number"><text:span text:style-name="T2">.2</text:span></text:span><text:span text:style-name="T2"><text:tab/>Comparația claselor generice cu folosirea Object-urilor</text:span><text:bookmark-end text:name="__RefHeading___Toc3064_3502608998"/></text:h>
      <text:p text:style-name="P3">Avantajele genericurilor vin din faptul că nu este nevoie de făcut cast repetat din Object pentru orice operație cu obiectul necunoscut, compilatorul pur și simplu va returna valoarea de tip dat mai sus, <text:soft-page-break/>adică un obiect myStack de tip Stack&lt;int&gt; întotdeauna va returna un int după metoda myStack.Pop(). Acest fapt îmbunătățește semnificativ performanța, deoarece nu este nevoie de pierdut timp la cast în procesul de boxing și unboxing, IntelliSense va detecta imediat ce tip de date se folosește, astfel imediat completând codul și mărind viteza de scriere, și în final elimină cod inutil ce altfel ar trebui repetat la fiecare convertire a necunoscutei.</text:p>
      <text:p text:style-name="Source_20_Code"><text:span text:style-name="DataTypeTok"><text:span text:style-name="T2">var</text:span></text:span><text:span text:style-name="NormalTok"><text:span text:style-name="T2"> genericStack </text:span></text:span><text:span text:style-name="OperatorTok"><text:span text:style-name="T2">=</text:span></text:span><text:span text:style-name="NormalTok"><text:span text:style-name="T2"> </text:span></text:span><text:span text:style-name="KeywordTok"><text:span text:style-name="T2">new</text:span></text:span><text:span text:style-name="NormalTok"><text:span text:style-name="T2"> Stack</text:span></text:span><text:span text:style-name="OperatorTok"><text:span text:style-name="T2">&lt;</text:span></text:span><text:span text:style-name="DataTypeTok"><text:span text:style-name="T2">int</text:span></text:span><text:span text:style-name="OperatorTok"><text:span text:style-name="T2">&gt;();</text:span></text:span><text:span text:style-name="T2"><text:line-break/></text:span><text:span text:style-name="NormalTok"><text:span text:style-name="T2">genericStack</text:span></text:span><text:span text:style-name="OperatorTok"><text:span text:style-name="T2">.</text:span></text:span><text:span text:style-name="FunctionTok"><text:span text:style-name="T2">Push</text:span></text:span><text:span text:style-name="OperatorTok"><text:span text:style-name="T2">(</text:span></text:span><text:span text:style-name="DecValTok"><text:span text:style-name="T2">1</text:span></text:span><text:span text:style-name="OperatorTok"><text:span text:style-name="T2">);</text:span></text:span><text:span text:style-name="T2"><text:line-break/></text:span><text:span text:style-name="NormalTok"><text:span text:style-name="T2">Console</text:span></text:span><text:span text:style-name="OperatorTok"><text:span text:style-name="T2">.</text:span></text:span><text:span text:style-name="FunctionTok"><text:span text:style-name="T2">WriteLine</text:span></text:span><text:span text:style-name="OperatorTok"><text:span text:style-name="T2">(</text:span></text:span><text:span text:style-name="NormalTok"><text:span text:style-name="T2">genericStack</text:span></text:span><text:span text:style-name="OperatorTok"><text:span text:style-name="T2">.</text:span></text:span><text:span text:style-name="FunctionTok"><text:span text:style-name="T2">Pop</text:span></text:span><text:span text:style-name="OperatorTok"><text:span text:style-name="T2">()</text:span></text:span><text:span text:style-name="NormalTok"><text:span text:style-name="T2"> </text:span></text:span><text:span text:style-name="OperatorTok"><text:span text:style-name="T2">+</text:span></text:span><text:span text:style-name="NormalTok"><text:span text:style-name="T2"> </text:span></text:span><text:span text:style-name="DecValTok"><text:span text:style-name="T2">1</text:span></text:span><text:span text:style-name="OperatorTok"><text:span text:style-name="T2">);</text:span></text:span><text:span text:style-name="T2"><text:line-break/><text:line-break/></text:span><text:span text:style-name="DataTypeTok"><text:span text:style-name="T2">var</text:span></text:span><text:span text:style-name="NormalTok"><text:span text:style-name="T2"> nonGenericStack </text:span></text:span><text:span text:style-name="OperatorTok"><text:span text:style-name="T2">=</text:span></text:span><text:span text:style-name="NormalTok"><text:span text:style-name="T2"> </text:span></text:span><text:span text:style-name="KeywordTok"><text:span text:style-name="T2">new</text:span></text:span><text:span text:style-name="NormalTok"><text:span text:style-name="T2"> </text:span></text:span><text:span text:style-name="FunctionTok"><text:span text:style-name="T2">Stack</text:span></text:span><text:span text:style-name="OperatorTok"><text:span text:style-name="T2">();</text:span></text:span><text:span text:style-name="T2"><text:line-break/></text:span><text:span text:style-name="NormalTok"><text:span text:style-name="T2">nonGenericStack</text:span></text:span><text:span text:style-name="OperatorTok"><text:span text:style-name="T2">.</text:span></text:span><text:span text:style-name="FunctionTok"><text:span text:style-name="T2">Push</text:span></text:span><text:span text:style-name="OperatorTok"><text:span text:style-name="T2">(</text:span></text:span><text:span text:style-name="DecValTok"><text:span text:style-name="T2">1</text:span></text:span><text:span text:style-name="OperatorTok"><text:span text:style-name="T2">);</text:span></text:span><text:span text:style-name="T2"><text:line-break/></text:span><text:span text:style-name="NormalTok"><text:span text:style-name="T2">Console</text:span></text:span><text:span text:style-name="OperatorTok"><text:span text:style-name="T2">.</text:span></text:span><text:span text:style-name="FunctionTok"><text:span text:style-name="T2">WriteLine</text:span></text:span><text:span text:style-name="OperatorTok"><text:span text:style-name="T2">((</text:span></text:span><text:span text:style-name="DataTypeTok"><text:span text:style-name="T2">int</text:span></text:span><text:span text:style-name="OperatorTok"><text:span text:style-name="T2">)</text:span></text:span><text:span text:style-name="NormalTok"><text:span text:style-name="T2">nonGenericStack</text:span></text:span><text:span text:style-name="OperatorTok"><text:span text:style-name="T2">.</text:span></text:span><text:span text:style-name="FunctionTok"><text:span text:style-name="T2">Pop</text:span></text:span><text:span text:style-name="OperatorTok"><text:span text:style-name="T2">()</text:span></text:span><text:span text:style-name="NormalTok"><text:span text:style-name="T2"> </text:span></text:span><text:span text:style-name="OperatorTok"><text:span text:style-name="T2">+</text:span></text:span><text:span text:style-name="NormalTok"><text:span text:style-name="T2"> </text:span></text:span><text:span text:style-name="DecValTok"><text:span text:style-name="T2">1</text:span></text:span><text:span text:style-name="OperatorTok"><text:span text:style-name="T2">);</text:span></text:span></text:p>
      <text:p text:style-name="P3">De asemenea, compilatorul imediat va observa orice eroare de tip la interacțiunea cu necunoscuta, deoarece el își poate da seama de ce tip trebuie să fie necunoscuta în momentul necesar. Object-urile pur și simplu nu oferă așa posibilitate, deci toate erorile pot fi observate doar la runtime, garantând o mulțime de erori ascunse și greu de depanat.</text:p>
      <text:p text:style-name="Source_20_Code"><text:span text:style-name="DataTypeTok"><text:span text:style-name="T2">var</text:span></text:span><text:span text:style-name="NormalTok"><text:span text:style-name="T2"> genericStack </text:span></text:span><text:span text:style-name="OperatorTok"><text:span text:style-name="T2">=</text:span></text:span><text:span text:style-name="NormalTok"><text:span text:style-name="T2"> </text:span></text:span><text:span text:style-name="KeywordTok"><text:span text:style-name="T2">new</text:span></text:span><text:span text:style-name="NormalTok"><text:span text:style-name="T2"> Stack</text:span></text:span><text:span text:style-name="OperatorTok"><text:span text:style-name="T2">&lt;</text:span></text:span><text:span text:style-name="DataTypeTok"><text:span text:style-name="T2">int</text:span></text:span><text:span text:style-name="OperatorTok"><text:span text:style-name="T2">&gt;();</text:span></text:span><text:span text:style-name="T2"><text:line-break/></text:span><text:span text:style-name="CommentTok"><text:span text:style-name="T2">// eroare identificată la compilare</text:span></text:span><text:span text:style-name="T2"><text:line-break/></text:span><text:span text:style-name="NormalTok"><text:span text:style-name="T2">genericStack</text:span></text:span><text:span text:style-name="OperatorTok"><text:span text:style-name="T2">.</text:span></text:span><text:span text:style-name="FunctionTok"><text:span text:style-name="T2">Push</text:span></text:span><text:span text:style-name="OperatorTok"><text:span text:style-name="T2">(</text:span></text:span><text:span text:style-name="KeywordTok"><text:span text:style-name="T2">new</text:span></text:span><text:span text:style-name="NormalTok"><text:span text:style-name="T2"> </text:span></text:span><text:span text:style-name="DataTypeTok"><text:span text:style-name="T2">object</text:span></text:span><text:span text:style-name="OperatorTok"><text:span text:style-name="T2">());</text:span></text:span><text:span text:style-name="T2"><text:line-break/></text:span><text:span text:style-name="NormalTok"><text:span text:style-name="T2">Console</text:span></text:span><text:span text:style-name="OperatorTok"><text:span text:style-name="T2">.</text:span></text:span><text:span text:style-name="FunctionTok"><text:span text:style-name="T2">WriteLine</text:span></text:span><text:span text:style-name="OperatorTok"><text:span text:style-name="T2">(</text:span></text:span><text:span text:style-name="NormalTok"><text:span text:style-name="T2">genericStack</text:span></text:span><text:span text:style-name="OperatorTok"><text:span text:style-name="T2">.</text:span></text:span><text:span text:style-name="FunctionTok"><text:span text:style-name="T2">Pop</text:span></text:span><text:span text:style-name="OperatorTok"><text:span text:style-name="T2">()</text:span></text:span><text:span text:style-name="NormalTok"><text:span text:style-name="T2"> </text:span></text:span><text:span text:style-name="OperatorTok"><text:span text:style-name="T2">+</text:span></text:span><text:span text:style-name="NormalTok"><text:span text:style-name="T2"> </text:span></text:span><text:span text:style-name="DecValTok"><text:span text:style-name="T2">1</text:span></text:span><text:span text:style-name="OperatorTok"><text:span text:style-name="T2">);</text:span></text:span><text:span text:style-name="T2"><text:line-break/><text:line-break/></text:span><text:span text:style-name="DataTypeTok"><text:span text:style-name="T2">var</text:span></text:span><text:span text:style-name="NormalTok"><text:span text:style-name="T2"> nonGenericStack </text:span></text:span><text:span text:style-name="OperatorTok"><text:span text:style-name="T2">=</text:span></text:span><text:span text:style-name="NormalTok"><text:span text:style-name="T2"> </text:span></text:span><text:span text:style-name="KeywordTok"><text:span text:style-name="T2">new</text:span></text:span><text:span text:style-name="NormalTok"><text:span text:style-name="T2"> </text:span></text:span><text:span text:style-name="FunctionTok"><text:span text:style-name="T2">Stack</text:span></text:span><text:span text:style-name="OperatorTok"><text:span text:style-name="T2">();</text:span></text:span><text:span text:style-name="T2"><text:line-break/></text:span><text:span text:style-name="NormalTok"><text:span text:style-name="T2">nonGenericStack</text:span></text:span><text:span text:style-name="OperatorTok"><text:span text:style-name="T2">.</text:span></text:span><text:span text:style-name="FunctionTok"><text:span text:style-name="T2">Push</text:span></text:span><text:span text:style-name="OperatorTok"><text:span text:style-name="T2">(</text:span></text:span><text:span text:style-name="KeywordTok"><text:span text:style-name="T2">new</text:span></text:span><text:span text:style-name="NormalTok"><text:span text:style-name="T2"> </text:span></text:span><text:span text:style-name="DataTypeTok"><text:span text:style-name="T2">object</text:span></text:span><text:span text:style-name="OperatorTok"><text:span text:style-name="T2">());</text:span></text:span><text:span text:style-name="T2"><text:line-break/></text:span><text:span text:style-name="CommentTok"><text:span text:style-name="T2">//eroare ridicată la executare</text:span></text:span><text:span text:style-name="T2"><text:line-break/></text:span><text:span text:style-name="NormalTok"><text:span text:style-name="T2">Console</text:span></text:span><text:span text:style-name="OperatorTok"><text:span text:style-name="T2">.</text:span></text:span><text:span text:style-name="FunctionTok"><text:span text:style-name="T2">WriteLine</text:span></text:span><text:span text:style-name="OperatorTok"><text:span text:style-name="T2">((</text:span></text:span><text:span text:style-name="DataTypeTok"><text:span text:style-name="T2">int</text:span></text:span><text:span text:style-name="OperatorTok"><text:span text:style-name="T2">)</text:span></text:span><text:span text:style-name="NormalTok"><text:span text:style-name="T2">nonGenericStack</text:span></text:span><text:span text:style-name="OperatorTok"><text:span text:style-name="T2">.</text:span></text:span><text:span text:style-name="FunctionTok"><text:span text:style-name="T2">Pop</text:span></text:span><text:span text:style-name="OperatorTok"><text:span text:style-name="T2">()</text:span></text:span><text:span text:style-name="NormalTok"><text:span text:style-name="T2"> </text:span></text:span><text:span text:style-name="OperatorTok"><text:span text:style-name="T2">+</text:span></text:span><text:span text:style-name="NormalTok"><text:span text:style-name="T2"> </text:span></text:span><text:span text:style-name="DecValTok"><text:span text:style-name="T2">1</text:span></text:span><text:span text:style-name="OperatorTok"><text:span text:style-name="T2">);</text:span></text:span></text:p>
      <text:p text:style-name="P3">E important de menționat faptul că genericurile nu sunt soluția oricărei probleme în legătură cu tipuri necunoscute. Genericurile ne permit crearea unor colecții doar omogene, adică obiectele, fie ele chiar și de tip necunoscut, trebuie să fie de același tip, pe când Object-urile nu au așa limitare, ceea ce permite crearea colecțiilor eterogene. Exemple de asemenea colecții sunt în namespace-urile System.Collections și System.Collections.Generic</text:p>
      <text:p text:style-name="Source_20_Code"><text:span text:style-name="DataTypeTok"><text:span text:style-name="T2">var</text:span></text:span><text:span text:style-name="NormalTok"><text:span text:style-name="T2"> genericStack </text:span></text:span><text:span text:style-name="OperatorTok"><text:span text:style-name="T2">=</text:span></text:span><text:span text:style-name="NormalTok"><text:span text:style-name="T2"> </text:span></text:span><text:span text:style-name="KeywordTok"><text:span text:style-name="T2">new</text:span></text:span><text:span text:style-name="NormalTok"><text:span text:style-name="T2"> Stack</text:span></text:span><text:span text:style-name="OperatorTok"><text:span text:style-name="T2">&lt;</text:span></text:span><text:span text:style-name="DataTypeTok"><text:span text:style-name="T2">int</text:span></text:span><text:span text:style-name="OperatorTok"><text:span text:style-name="T2">&gt;();</text:span></text:span><text:span text:style-name="T2"><text:line-break/></text:span><text:span text:style-name="NormalTok"><text:span text:style-name="T2">genericStack</text:span></text:span><text:span text:style-name="OperatorTok"><text:span text:style-name="T2">.</text:span></text:span><text:span text:style-name="FunctionTok"><text:span text:style-name="T2">Push</text:span></text:span><text:span text:style-name="OperatorTok"><text:span text:style-name="T2">(</text:span></text:span><text:span text:style-name="DecValTok"><text:span text:style-name="T2">1</text:span></text:span><text:span text:style-name="OperatorTok"><text:span text:style-name="T2">);</text:span></text:span><text:span text:style-name="T2"><text:line-break/></text:span><text:span text:style-name="CommentTok"><text:span text:style-name="T2">//eroare la compilare</text:span></text:span><text:span text:style-name="T2"><text:line-break/></text:span><text:span text:style-name="NormalTok"><text:span text:style-name="T2">genericStack</text:span></text:span><text:span text:style-name="OperatorTok"><text:span text:style-name="T2">.</text:span></text:span><text:span text:style-name="FunctionTok"><text:span text:style-name="T2">Push</text:span></text:span><text:span text:style-name="OperatorTok"><text:span text:style-name="T2">(</text:span></text:span><text:span text:style-name="FloatTok"><text:span text:style-name="T2">1.5</text:span></text:span><text:span text:style-name="OperatorTok"><text:span text:style-name="T2">);</text:span></text:span><text:span text:style-name="T2"><text:line-break/><text:line-break/></text:span><text:span text:style-name="DataTypeTok"><text:span text:style-name="T2">var</text:span></text:span><text:span text:style-name="NormalTok"><text:span text:style-name="T2"> nonGenericStack </text:span></text:span><text:span text:style-name="OperatorTok"><text:span text:style-name="T2">=</text:span></text:span><text:span text:style-name="NormalTok"><text:span text:style-name="T2"> </text:span></text:span><text:span text:style-name="KeywordTok"><text:span text:style-name="T2">new</text:span></text:span><text:span text:style-name="NormalTok"><text:span text:style-name="T2"> </text:span></text:span><text:span text:style-name="FunctionTok"><text:span text:style-name="T2">Stack</text:span></text:span><text:span text:style-name="OperatorTok"><text:span text:style-name="T2">();</text:span></text:span><text:span text:style-name="T2"><text:line-break/></text:span><text:span text:style-name="NormalTok"><text:span text:style-name="T2">nonGenericStack</text:span></text:span><text:span text:style-name="OperatorTok"><text:span text:style-name="T2">.</text:span></text:span><text:span text:style-name="FunctionTok"><text:span text:style-name="T2">Push</text:span></text:span><text:span text:style-name="OperatorTok"><text:span text:style-name="T2">(</text:span></text:span><text:span text:style-name="DecValTok"><text:span text:style-name="T2">1</text:span></text:span><text:span text:style-name="OperatorTok"><text:span text:style-name="T2">);</text:span></text:span><text:span text:style-name="T2"><text:line-break/></text:span><text:soft-page-break/><text:span text:style-name="NormalTok"><text:span text:style-name="T2">nonGenericStack</text:span></text:span><text:span text:style-name="OperatorTok"><text:span text:style-name="T2">.</text:span></text:span><text:span text:style-name="FunctionTok"><text:span text:style-name="T2">Push</text:span></text:span><text:span text:style-name="OperatorTok"><text:span text:style-name="T2">(</text:span></text:span><text:span text:style-name="FloatTok"><text:span text:style-name="T2">1.5</text:span></text:span><text:span text:style-name="OperatorTok"><text:span text:style-name="T2">);</text:span></text:span><text:span text:style-name="T2"><text:line-break/></text:span><text:span text:style-name="NormalTok"><text:span text:style-name="T2">nonGenericStack</text:span></text:span><text:span text:style-name="OperatorTok"><text:span text:style-name="T2">.</text:span></text:span><text:span text:style-name="FunctionTok"><text:span text:style-name="T2">Push</text:span></text:span><text:span text:style-name="OperatorTok"><text:span text:style-name="T2">(</text:span></text:span><text:span text:style-name="NormalTok"><text:span text:style-name="T2">DateTime</text:span></text:span><text:span text:style-name="OperatorTok"><text:span text:style-name="T2">.</text:span></text:span><text:span text:style-name="FunctionTok"><text:span text:style-name="T2">Now</text:span></text:span><text:span text:style-name="OperatorTok"><text:span text:style-name="T2">);</text:span></text:span><text:span text:style-name="T2"><text:line-break/></text:span><text:span text:style-name="NormalTok"><text:span text:style-name="T2">nonGenericStack</text:span></text:span><text:span text:style-name="OperatorTok"><text:span text:style-name="T2">.</text:span></text:span><text:span text:style-name="FunctionTok"><text:span text:style-name="T2">Push</text:span></text:span><text:span text:style-name="OperatorTok"><text:span text:style-name="T2">(</text:span></text:span><text:span text:style-name="KeywordTok"><text:span text:style-name="T2">new</text:span></text:span><text:span text:style-name="NormalTok"><text:span text:style-name="T2"> </text:span></text:span><text:span text:style-name="DataTypeTok"><text:span text:style-name="T2">object</text:span></text:span><text:span text:style-name="OperatorTok"><text:span text:style-name="T2">());</text:span></text:span><text:span text:style-name="T2"><text:line-break/></text:span><text:span text:style-name="CommentTok"><text:span text:style-name="T2">//nicio eroare</text:span></text:span></text:p>
      <text:p text:style-name="P4"><text:bookmark-end text:name="Xb6841f5a64e77ffd3cbdb6c0d9179f9c567f032"/><text:bookmark-end text:name="analiza-claselor-generice"/></text:p>
      <text:h text:style-name="P7" text:outline-level="1"><text:bookmark-start text:name="__RefHeading___Toc3066_3502608998"/><text:span text:style-name="Section_20_Number"><text:span text:style-name="T3">II. </text:span></text:span><text:bookmark-start text:name="exemple-de-utilizare-a-claselor-generice"/><text:span text:style-name="T2">Exemple de utilizare a claselor generice</text:span><text:bookmark-end text:name="__RefHeading___Toc3066_3502608998"/></text:h>
      <text:p text:style-name="P3">Genericurile au obținut o popularitate înaltă datorită compatibilității înalte a necunoscutelor cu compilatorul, astfel întâlnindu-se în majoritatea pachetelor pentru C#. Spre exemplu, pachetul MediatR, des utilizat pentru realizarea arhitecturii backend-urilor de tip Clean Architecture, folosește clase generice pentru a cunoaște ce tipuri de date va necesita un Handler și ce tip va returna acesta, oferind siguranța de tipuri garantată de genericuri:</text:p>
      <text:p text:style-name="Source_20_Code"><text:span text:style-name="KeywordTok"><text:span text:style-name="T2">public</text:span></text:span><text:span text:style-name="NormalTok"><text:span text:style-name="T2"> </text:span></text:span><text:span text:style-name="KeywordTok"><text:span text:style-name="T2">class</text:span></text:span><text:span text:style-name="NormalTok"><text:span text:style-name="T2"> DoGenericStuffQuery </text:span></text:span><text:span text:style-name="OperatorTok"><text:span text:style-name="T2">:</text:span></text:span><text:span text:style-name="NormalTok"><text:span text:style-name="T2"> IRequest</text:span></text:span><text:span text:style-name="OperatorTok"><text:span text:style-name="T2">&lt;</text:span></text:span><text:span text:style-name="NormalTok"><text:span text:style-name="T2">GenericStuff</text:span></text:span><text:span text:style-name="OperatorTok"><text:span text:style-name="T2">&gt;</text:span></text:span><text:span text:style-name="NormalTok"><text:span text:style-name="T2"> </text:span></text:span><text:span text:style-name="OperatorTok"><text:span text:style-name="T2">{</text:span></text:span><text:span text:style-name="T2"><text:line-break/></text:span><text:span text:style-name="NormalTok"><text:span text:style-name="T2"> <text:s text:c="3"/></text:span></text:span><text:span text:style-name="KeywordTok"><text:span text:style-name="T2">public</text:span></text:span><text:span text:style-name="NormalTok"><text:span text:style-name="T2"> </text:span></text:span><text:span text:style-name="DataTypeTok"><text:span text:style-name="T2">string</text:span></text:span><text:span text:style-name="NormalTok"><text:span text:style-name="T2"> SomeData </text:span></text:span><text:span text:style-name="OperatorTok"><text:span text:style-name="T2">{</text:span></text:span><text:span text:style-name="NormalTok"><text:span text:style-name="T2"> </text:span></text:span><text:span text:style-name="KeywordTok"><text:span text:style-name="T2">get</text:span></text:span><text:span text:style-name="OperatorTok"><text:span text:style-name="T2">;</text:span></text:span><text:span text:style-name="NormalTok"><text:span text:style-name="T2"> </text:span></text:span><text:span text:style-name="KeywordTok"><text:span text:style-name="T2">set</text:span></text:span><text:span text:style-name="OperatorTok"><text:span text:style-name="T2">;</text:span></text:span><text:span text:style-name="NormalTok"><text:span text:style-name="T2"> </text:span></text:span><text:span text:style-name="OperatorTok"><text:span text:style-name="T2">}</text:span></text:span><text:span text:style-name="T2"><text:line-break/></text:span><text:span text:style-name="OperatorTok"><text:span text:style-name="T2">}</text:span></text:span><text:span text:style-name="T2"><text:line-break/><text:line-break/></text:span><text:span text:style-name="KeywordTok"><text:span text:style-name="T2">public</text:span></text:span><text:span text:style-name="NormalTok"><text:span text:style-name="T2"> </text:span></text:span><text:span text:style-name="KeywordTok"><text:span text:style-name="T2">class</text:span></text:span><text:span text:style-name="NormalTok"><text:span text:style-name="T2"> DoGenericStuffQueryHandler </text:span></text:span><text:span text:style-name="OperatorTok"><text:span text:style-name="T2">:</text:span></text:span><text:span text:style-name="NormalTok"><text:span text:style-name="T2"> IRequestHandler</text:span></text:span><text:span text:style-name="OperatorTok"><text:span text:style-name="T2">&lt;</text:span></text:span><text:span text:style-name="NormalTok"><text:span text:style-name="T2">DoGenericStuffQuery</text:span></text:span><text:span text:style-name="OperatorTok"><text:span text:style-name="T2">,</text:span></text:span><text:span text:style-name="NormalTok"><text:span text:style-name="T2"> GenericStuff</text:span></text:span><text:span text:style-name="OperatorTok"><text:span text:style-name="T2">&gt;</text:span></text:span><text:span text:style-name="NormalTok"><text:span text:style-name="T2"> </text:span></text:span><text:span text:style-name="OperatorTok"><text:span text:style-name="T2">{</text:span></text:span><text:span text:style-name="T2"><text:line-break/></text:span><text:span text:style-name="NormalTok"><text:span text:style-name="T2"> <text:s text:c="3"/></text:span></text:span><text:span text:style-name="KeywordTok"><text:span text:style-name="T2">public</text:span></text:span><text:span text:style-name="NormalTok"><text:span text:style-name="T2"> async Task</text:span></text:span><text:span text:style-name="OperatorTok"><text:span text:style-name="T2">&lt;</text:span></text:span><text:span text:style-name="NormalTok"><text:span text:style-name="T2">GenericStuff</text:span></text:span><text:span text:style-name="OperatorTok"><text:span text:style-name="T2">&gt;</text:span></text:span><text:span text:style-name="NormalTok"><text:span text:style-name="T2"> </text:span></text:span><text:span text:style-name="FunctionTok"><text:span text:style-name="T2">Handle</text:span></text:span><text:span text:style-name="OperatorTok"><text:span text:style-name="T2">(</text:span></text:span><text:span text:style-name="NormalTok"><text:span text:style-name="T2">DoGenericStuffQuery query</text:span></text:span><text:span text:style-name="OperatorTok"><text:span text:style-name="T2">,</text:span></text:span><text:span text:style-name="NormalTok"><text:span text:style-name="T2"> CancellationToken cancellationToken</text:span></text:span><text:span text:style-name="OperatorTok"><text:span text:style-name="T2">)</text:span></text:span><text:span text:style-name="NormalTok"><text:span text:style-name="T2"> </text:span></text:span><text:span text:style-name="OperatorTok"><text:span text:style-name="T2">{</text:span></text:span><text:span text:style-name="T2"><text:line-break/></text:span><text:span text:style-name="NormalTok"><text:span text:style-name="T2"> <text:s text:c="7"/></text:span></text:span><text:span text:style-name="KeywordTok"><text:span text:style-name="T2">return</text:span></text:span><text:span text:style-name="NormalTok"><text:span text:style-name="T2"> await </text:span></text:span><text:span text:style-name="FunctionTok"><text:span text:style-name="T2">DoStuff</text:span></text:span><text:span text:style-name="OperatorTok"><text:span text:style-name="T2">(</text:span></text:span><text:span text:style-name="NormalTok"><text:span text:style-name="T2">query</text:span></text:span><text:span text:style-name="OperatorTok"><text:span text:style-name="T2">.</text:span></text:span><text:span text:style-name="FunctionTok"><text:span text:style-name="T2">SomeData</text:span></text:span><text:span text:style-name="OperatorTok"><text:span text:style-name="T2">);</text:span></text:span><text:span text:style-name="T2"><text:line-break/></text:span><text:span text:style-name="NormalTok"><text:span text:style-name="T2"> <text:s text:c="3"/></text:span></text:span><text:span text:style-name="OperatorTok"><text:span text:style-name="T2">}</text:span></text:span><text:span text:style-name="T2"><text:line-break/></text:span><text:span text:style-name="OperatorTok"><text:span text:style-name="T2">}</text:span></text:span><text:span text:style-name="T2"><text:line-break/><text:line-break/></text:span><text:span text:style-name="KeywordTok"><text:span text:style-name="T2">public</text:span></text:span><text:span text:style-name="NormalTok"><text:span text:style-name="T2"> </text:span></text:span><text:span text:style-name="KeywordTok"><text:span text:style-name="T2">class</text:span></text:span><text:span text:style-name="NormalTok"><text:span text:style-name="T2"> GenericStuffController </text:span></text:span><text:span text:style-name="OperatorTok"><text:span text:style-name="T2">{</text:span></text:span><text:span text:style-name="T2"><text:line-break/></text:span><text:span text:style-name="NormalTok"><text:span text:style-name="T2"> <text:s text:c="3"/></text:span></text:span><text:span text:style-name="KeywordTok"><text:span text:style-name="T2">private</text:span></text:span><text:span text:style-name="NormalTok"><text:span text:style-name="T2"> </text:span></text:span><text:span text:style-name="KeywordTok"><text:span text:style-name="T2">readonly</text:span></text:span><text:span text:style-name="NormalTok"><text:span text:style-name="T2"> IMediator _mediator</text:span></text:span><text:span text:style-name="T2"><text:line-break/><text:line-break/></text:span><text:span text:style-name="NormalTok"><text:span text:style-name="T2"> <text:s text:c="3"/></text:span></text:span><text:span text:style-name="KeywordTok"><text:span text:style-name="T2">public</text:span></text:span><text:span text:style-name="NormalTok"><text:span text:style-name="T2"> </text:span></text:span><text:span text:style-name="FunctionTok"><text:span text:style-name="T2">GenericStuffController</text:span></text:span><text:span text:style-name="OperatorTok"><text:span text:style-name="T2">(</text:span></text:span><text:span text:style-name="NormalTok"><text:span text:style-name="T2">IMediator mediator</text:span></text:span><text:span text:style-name="OperatorTok"><text:span text:style-name="T2">)</text:span></text:span><text:span text:style-name="NormalTok"><text:span text:style-name="T2"> </text:span></text:span><text:span text:style-name="OperatorTok"><text:span text:style-name="T2">{</text:span></text:span><text:span text:style-name="T2"><text:line-break/></text:span><text:span text:style-name="NormalTok"><text:span text:style-name="T2"> <text:s text:c="7"/>_mediator </text:span></text:span><text:span text:style-name="OperatorTok"><text:span text:style-name="T2">=</text:span></text:span><text:span text:style-name="NormalTok"><text:span text:style-name="T2"> mediator</text:span></text:span><text:span text:style-name="OperatorTok"><text:span text:style-name="T2">;</text:span></text:span><text:span text:style-name="T2"><text:line-break/></text:span><text:span text:style-name="NormalTok"><text:span text:style-name="T2"> <text:s text:c="3"/></text:span></text:span><text:span text:style-name="OperatorTok"><text:span text:style-name="T2">}</text:span></text:span><text:span text:style-name="T2"><text:line-break/><text:line-break/></text:span><text:span text:style-name="NormalTok"><text:span text:style-name="T2"> <text:s text:c="3"/></text:span></text:span><text:span text:style-name="OperatorTok"><text:span text:style-name="T2">[</text:span></text:span><text:span text:style-name="NormalTok"><text:span text:style-name="T2">HttpPost</text:span></text:span><text:span text:style-name="OperatorTok"><text:span text:style-name="T2">]</text:span></text:span><text:span text:style-name="T2"><text:line-break/></text:span><text:span text:style-name="NormalTok"><text:span text:style-name="T2"> <text:s text:c="3"/></text:span></text:span><text:span text:style-name="KeywordTok"><text:span text:style-name="T2">public</text:span></text:span><text:span text:style-name="NormalTok"><text:span text:style-name="T2"> async Task</text:span></text:span><text:span text:style-name="OperatorTok"><text:span text:style-name="T2">&lt;</text:span></text:span><text:span text:style-name="NormalTok"><text:span text:style-name="T2">IActionResult</text:span></text:span><text:span text:style-name="OperatorTok"><text:span text:style-name="T2">&gt;</text:span></text:span><text:span text:style-name="NormalTok"><text:span text:style-name="T2"> </text:span></text:span><text:span text:style-name="FunctionTok"><text:span text:style-name="T2">CallGenericStuff</text:span></text:span><text:span text:style-name="OperatorTok"><text:span text:style-name="T2">(</text:span></text:span><text:span text:style-name="DataTypeTok"><text:span text:style-name="T2">string</text:span></text:span><text:span text:style-name="NormalTok"><text:span text:style-name="T2"> stuff</text:span></text:span><text:span text:style-name="OperatorTok"><text:span text:style-name="T2">)</text:span></text:span><text:span text:style-name="NormalTok"><text:span text:style-name="T2"> </text:span></text:span><text:span text:style-name="OperatorTok"><text:span text:style-name="T2">{</text:span></text:span><text:span text:style-name="T2"><text:line-break/></text:span><text:span text:style-name="NormalTok"><text:span text:style-name="T2"> <text:s text:c="7"/></text:span></text:span><text:span text:style-name="DataTypeTok"><text:span text:style-name="T2">var</text:span></text:span><text:span text:style-name="NormalTok"><text:span text:style-name="T2"> query </text:span></text:span><text:span text:style-name="OperatorTok"><text:span text:style-name="T2">=</text:span></text:span><text:span text:style-name="NormalTok"><text:span text:style-name="T2"> </text:span></text:span><text:span text:style-name="KeywordTok"><text:span text:style-name="T2">new</text:span></text:span><text:span text:style-name="NormalTok"><text:span text:style-name="T2"> DoGenericStuffQuery </text:span></text:span><text:span text:style-name="OperatorTok"><text:span text:style-name="T2">{</text:span></text:span><text:span text:style-name="NormalTok"><text:span text:style-name="T2"> SomeData </text:span></text:span><text:span text:style-name="OperatorTok"><text:span text:style-name="T2">=</text:span></text:span><text:span text:style-name="NormalTok"><text:span text:style-name="T2"> stuff </text:span></text:span><text:span text:style-name="OperatorTok"><text:span text:style-name="T2">};</text:span></text:span><text:span text:style-name="T2"><text:line-break/></text:span><text:span text:style-name="NormalTok"><text:span text:style-name="T2"> <text:s text:c="7"/></text:span></text:span><text:span text:style-name="DataTypeTok"><text:span text:style-name="T2">var</text:span></text:span><text:span text:style-name="NormalTok"><text:span text:style-name="T2"> result </text:span></text:span><text:span text:style-name="OperatorTok"><text:span text:style-name="T2">=</text:span></text:span><text:span text:style-name="NormalTok"><text:span text:style-name="T2"> await _mediator</text:span></text:span><text:span text:style-name="OperatorTok"><text:span text:style-name="T2">.</text:span></text:span><text:span text:style-name="FunctionTok"><text:span text:style-name="T2">Send</text:span></text:span><text:span text:style-name="OperatorTok"><text:span text:style-name="T2">(</text:span></text:span><text:span text:style-name="NormalTok"><text:span text:style-name="T2">query</text:span></text:span><text:span text:style-name="OperatorTok"><text:span text:style-name="T2">);</text:span></text:span><text:span text:style-name="T2"><text:line-break/></text:span><text:span text:style-name="NormalTok"><text:span text:style-name="T2"> <text:s text:c="7"/></text:span></text:span><text:span text:style-name="KeywordTok"><text:span text:style-name="T2">return</text:span></text:span><text:span text:style-name="NormalTok"><text:span text:style-name="T2"> </text:span></text:span><text:span text:style-name="FunctionTok"><text:span text:style-name="T2">Ok</text:span></text:span><text:span text:style-name="OperatorTok"><text:span text:style-name="T2">(</text:span></text:span><text:span text:style-name="NormalTok"><text:span text:style-name="T2">result</text:span></text:span><text:span text:style-name="OperatorTok"><text:span text:style-name="T2">);</text:span></text:span><text:span text:style-name="T2"><text:line-break/></text:span><text:span text:style-name="NormalTok"><text:span text:style-name="T2"> <text:s text:c="3"/></text:span></text:span><text:span text:style-name="OperatorTok"><text:span text:style-name="T2">}</text:span></text:span><text:span text:style-name="T2"><text:line-break/></text:span><text:span text:style-name="OperatorTok"><text:span text:style-name="T2">}</text:span></text:span></text:p>
      <text:p text:style-name="P3">În exemplul dat, DoGenericStuffQuery este clasa ce va avea funcția de date de intrare pentru handler, DoGenericStuffQueryHandler propriu-zis execută toată logica asupra query-ului, iar controller-ul pornește handlerul prin mediator. Observați faptul că controller-ul nu are acces direct la handler, mediatorul singur își dă seama ce handler să cheme în baza faptului că știe ce handlere vor accepta comanda dată, iar compilatorul va ști faptul că metoda _mediator.Send returnează anume o valoare de tip GenericStuff, toate datorită faptului că tipurile date au fost notate în interfețele generice IRequest și IRequestHandler</text:p>
      <text:p text:style-name="P5"><text:soft-page-break/>De asemenea, genericurile se folosesc peste tot în cadrul programării asincrone. Comparativ cu cele sincrone, metodele async returnează un obiect de tip Task în cazul în care metoda nu returnează nimic, sau Task&lt;T&gt; în cazul în care metoda returnează o oarecare valoare de tip T. Fără genericuri, funcțiile date ar fi forțate să folosească castul din valoare specifică în Object și invers, împreună cu toate dezavantajele acestei metode.</text:p>
      <text:p text:style-name="Source_20_Code"><text:span text:style-name="KeywordTok"><text:span text:style-name="T2">public</text:span></text:span><text:span text:style-name="NormalTok"><text:span text:style-name="T2"> </text:span></text:span><text:span text:style-name="KeywordTok"><text:span text:style-name="T2">static</text:span></text:span><text:span text:style-name="NormalTok"><text:span text:style-name="T2"> async Task</text:span></text:span><text:span text:style-name="OperatorTok"><text:span text:style-name="T2">&lt;</text:span></text:span><text:span text:style-name="DataTypeTok"><text:span text:style-name="T2">int</text:span></text:span><text:span text:style-name="OperatorTok"><text:span text:style-name="T2">&gt;</text:span></text:span><text:span text:style-name="NormalTok"><text:span text:style-name="T2"> </text:span></text:span><text:span text:style-name="FunctionTok"><text:span text:style-name="T2">GetOne</text:span></text:span><text:span text:style-name="OperatorTok"><text:span text:style-name="T2">()</text:span></text:span><text:span text:style-name="NormalTok"><text:span text:style-name="T2"> </text:span></text:span><text:span text:style-name="OperatorTok"><text:span text:style-name="T2">=&gt;</text:span></text:span><text:span text:style-name="NormalTok"><text:span text:style-name="T2"> </text:span></text:span><text:span text:style-name="DecValTok"><text:span text:style-name="T2">1</text:span></text:span><text:span text:style-name="OperatorTok"><text:span text:style-name="T2">;</text:span></text:span><text:span text:style-name="T2"><text:line-break/><text:line-break/></text:span><text:span text:style-name="KeywordTok"><text:span text:style-name="T2">public</text:span></text:span><text:span text:style-name="NormalTok"><text:span text:style-name="T2"> </text:span></text:span><text:span text:style-name="KeywordTok"><text:span text:style-name="T2">static</text:span></text:span><text:span text:style-name="NormalTok"><text:span text:style-name="T2"> async Task </text:span></text:span><text:span text:style-name="FunctionTok"><text:span text:style-name="T2">Main</text:span></text:span><text:span text:style-name="OperatorTok"><text:span text:style-name="T2">()</text:span></text:span><text:span text:style-name="T2"><text:line-break/></text:span><text:span text:style-name="OperatorTok"><text:span text:style-name="T2">{</text:span></text:span><text:span text:style-name="T2"><text:line-break/></text:span><text:span text:style-name="NormalTok"><text:span text:style-name="T2"> <text:s text:c="3"/></text:span></text:span><text:span text:style-name="CommentTok"><text:span text:style-name="T2">//metoda direct întoarce valoarea 1</text:span></text:span><text:span text:style-name="T2"><text:line-break/></text:span><text:span text:style-name="NormalTok"><text:span text:style-name="T2"> <text:s text:c="3"/>Console</text:span></text:span><text:span text:style-name="OperatorTok"><text:span text:style-name="T2">.</text:span></text:span><text:span text:style-name="FunctionTok"><text:span text:style-name="T2">WriteLine</text:span></text:span><text:span text:style-name="OperatorTok"><text:span text:style-name="T2">(</text:span></text:span><text:span text:style-name="NormalTok"><text:span text:style-name="T2">await </text:span></text:span><text:span text:style-name="FunctionTok"><text:span text:style-name="T2">GetOne</text:span></text:span><text:span text:style-name="OperatorTok"><text:span text:style-name="T2">());</text:span></text:span><text:span text:style-name="T2"><text:line-break/></text:span><text:span text:style-name="OperatorTok"><text:span text:style-name="T2">}</text:span></text:span></text:p>
      <text:p text:style-name="P4"><text:bookmark-end text:name="exemple-de-utilizare-a-claselor-generice"/></text:p>
      <text:h text:style-name="P12" text:outline-level="1"><text:bookmark-start text:name="__RefHeading___Toc3068_3502608998"/><text:bookmark-start text:name="concluzie"/>Concluzie<text:bookmark-end text:name="__RefHeading___Toc3068_3502608998"/></text:h>
      <text:p text:style-name="P3">În cadrul lucrării date a fost discutată relevanța claselor generice în cadrul limbajului C#. Au fost analizate sintaxa, avantajele și dezavantajele claselor generice, precum și au fost comparate cu alte metode analogice și exemplele de utilizare a acestora.</text:p>
      <text:p text:style-name="P4"><text:bookmark-end text:name="concluzie"/></text:p>
      <text:h text:style-name="P12" text:outline-level="1"><text:bookmark-start text:name="__RefHeading___Toc3070_3502608998"/><text:bookmark-start text:name="bibliografie"/>Bibliografie<text:bookmark-end text:name="__RefHeading___Toc3070_3502608998"/></text:h>
      <text:list xml:id="list259698707" text:style-name="WWNum1001">
        <text:list-item>
          <text:p text:style-name="P13">Microsoft Documentation - Generic classes and methods: https://learn.microsoft.com/en-us/dotnet/csharp/fundamentals/types/generics</text:p>
        </text:list-item>
        <text:list-item>
          <text:p text:style-name="P13">Microsoft Documentation - C# specification / 8. Types / 8.4 Constructed types https://learn.microsoft.com/en-us/dotnet/csharp/language-reference/language-specification/types#84-constructed-types</text:p>
        </text:list-item>
        <text:list-item>
          <text:p text:style-name="P13">Tutorials Teacher - C# Generics - https://www.tutorialsteacher.com/csharp/csharp-generics<text:bookmark-end text:name="bibliografie"/></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50%" fo:text-align="justify" style:justify-single-word="false" fo:orphans="2" fo:widows="2" style:writing-mode="lr-tb"/>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left="0cm" fo:margin-right="0cm" fo:margin-top="0.318cm" fo:margin-bottom="0.318cm" style:contextual-spacing="false" fo:text-indent="1cm" style:auto-text-indent="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Standard" style:next-style-name="Text_20_body" style:default-outline-level="1" style:list-style-name="" style:class="text">
      <style:paragraph-properties fo:margin-top="0.423cm" fo:margin-bottom="0.212cm" style:contextual-spacing="false" fo:text-align="center" style:justify-single-word="false" fo:keep-together="always" fo:keep-with-next="always"/>
      <style:text-properties fo:text-transform="uppercase" fo:font-size="14pt" fo:font-weight="bold" style:font-name-asian="Cambria1" style:font-family-asian="Cambria" style:font-family-generic-asian="system" style:font-pitch-asian="variable" style:font-size-asian="14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left="0cm" fo:margin-right="0cm" fo:margin-top="0.353cm" fo:margin-bottom="0cm" style:contextual-spacing="false" fo:keep-together="always" fo:text-indent="1cm" style:auto-text-indent="false" fo:keep-with-next="always"/>
      <style:text-properties fo:font-size="14pt" fo:font-weight="bold" style:font-name-asian="Cambria1" style:font-family-asian="Cambri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left="0cm" fo:margin-right="0cm" fo:margin-top="0.353cm" fo:margin-bottom="0cm" style:contextual-spacing="false" fo:keep-together="always" fo:text-indent="1cm" style:auto-text-indent="false" fo:keep-with-next="always"/>
      <style:text-properties fo:font-style="italic" fo:font-weight="bold" style:font-name-asian="Cambria1" style:font-family-asian="Cambria" style:font-family-generic-asian="system" style:font-pitch-asian="variable" style:font-style-asian="italic"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style:contextual-spacing="false" fo:keep-together="always" fo:keep-with-next="always"/>
      <style:text-properties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style:contextual-spacing="false" fo:keep-together="always" fo:keep-with-next="always"/>
      <style:text-properties style:font-name-asian="Cambria1" style:font-family-asian="Cambria" style:font-family-generic-asian="system" style:font-pitch-asian="variable"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Text_20_body" style:default-outline-level="6" style:list-style-name="" style:class="text">
      <style:paragraph-properties fo:margin-top="0.353cm" fo:margin-bottom="0cm" style:contextual-spacing="false" fo:keep-together="always" fo:keep-with-next="always"/>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Text_20_body" style:default-outline-level="7" style:list-style-name="" style:class="text">
      <style:paragraph-properties fo:margin-top="0.353cm" fo:margin-bottom="0cm" style:contextual-spacing="false" fo:keep-together="always" fo:keep-with-next="always"/>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Text_20_body" style:default-outline-level="8" style:list-style-name="" style:class="text">
      <style:paragraph-properties fo:margin-top="0.353cm" fo:margin-bottom="0cm" style:contextual-spacing="false" fo:keep-together="always" fo:keep-with-next="always"/>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Text_20_body" style:default-outline-level="9" style:list-style-name="" style:class="text">
      <style:paragraph-properties fo:margin-top="0.353cm" fo:margin-bottom="0cm" style:contextual-spacing="false" fo:keep-together="always" fo:keep-with-next="always"/>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64cm" fo:margin-bottom="0.064cm" style:contextual-spacing="false"/>
    </style:style>
    <style:style style:name="Title" style:family="paragraph" style:parent-style-name="Standard" style:next-style-name="Text_20_body" style:class="chapter">
      <style:paragraph-properties fo:margin-top="0.847cm" fo:margin-bottom="0.423cm" style:contextual-spacing="false" fo:text-align="center" style:justify-single-word="false" fo:keep-together="always" fo:keep-with-next="always"/>
      <style:text-properties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423cm" fo:margin-bottom="0.423cm" style:contextual-spacing="false"/>
      <style:text-properties fo:font-size="15pt" style:font-size-asian="15pt" style:font-size-complex="15pt"/>
    </style:style>
    <style:style style:name="Author" style:family="paragraph" style:next-style-name="Text_20_body">
      <style:paragraph-properties fo:margin-top="0cm" fo:margin-bottom="0.353cm" style:contextual-spacing="false" fo:line-height="150%" fo:text-align="center" style:justify-single-word="false" fo:keep-together="always" fo:orphans="2" fo:widows="2" fo:keep-with-next="always" style:writing-mode="lr-tb"/>
      <style:text-properties style:font-name="Times New Roman" fo:font-family="'Times New Roman'" style:font-family-generic="roman" style:font-pitch="variable"/>
    </style:style>
    <style:style style:name="Date" style:family="paragraph" style:next-style-name="Text_20_body">
      <style:paragraph-properties fo:margin-top="0cm" fo:margin-bottom="0.353cm" style:contextual-spacing="false" fo:line-height="150%" fo:text-align="center" style:justify-single-word="false" fo:keep-together="always" fo:orphans="2" fo:widows="2" fo:keep-with-next="always" style:writing-mode="lr-tb"/>
      <style:text-properties style:font-name="Times New Roman" fo:font-family="'Times New Roman'" style:font-family-generic="roman" style:font-pitch="variable"/>
    </style:style>
    <style:style style:name="Abstract" style:family="paragraph" style:parent-style-name="Standard" style:next-style-name="Text_20_body">
      <style:paragraph-properties fo:margin-top="0.529cm" fo:margin-bottom="0.529cm" style:contextual-spacing="false" fo:keep-together="always" fo:keep-with-next="always"/>
      <style:text-properties style:font-size-complex="10pt"/>
    </style:style>
    <style:style style:name="Bibliography" style:family="paragraph" style:parent-style-name="Standard">
      <style:paragraph-properties fo:text-align="start" style:justify-single-word="false"/>
    </style:style>
    <style:style style:name="Block_20_Text" style:display-name="Block Text" style:family="paragraph" style:parent-style-name="Text_20_body" style:next-style-name="Text_20_body">
      <loext:graphic-properties draw:fill="solid" draw:fill-color="#eaf1dd"/>
      <style:paragraph-properties fo:margin-top="0.176cm" fo:margin-bottom="0.176cm" style:contextual-spacing="false" fo:background-color="#eaf1dd" fo:padding="0cm" fo:border-left="3pt solid #76923c" fo:border-right="none" fo:border-top="none" fo:border-bottom="non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style style:name="caption" style:family="paragraph" style:parent-style-name="Standard" loext:linked-style-name="Caption_20_Char">
      <style:paragraph-properties fo:margin-top="0cm" fo:margin-bottom="0.212cm" style:contextual-spacing="false"/>
      <style:text-properties fo:font-style="italic" style:font-style-asian="italic"/>
    </style:style>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line-height="108%"/>
      <style:text-properties style:font-weight-complex="normal"/>
    </style:style>
    <style:style style:name="Source_20_Code" style:display-name="Source Code" style:family="paragraph" style:parent-style-name="Standard" loext:linked-style-name="Source_20_Code_20_Char">
      <loext:graphic-properties draw:fill="solid" draw:fill-color="#f5f5f5"/>
      <style:paragraph-properties fo:line-height="100%" fo:text-align="start" style:justify-single-word="false" fo:background-color="#f5f5f5" fo:padding-left="0.141cm" fo:padding-right="0.141cm" fo:padding-top="0.212cm" fo:padding-bottom="0.212cm" fo:border="0.51pt solid #000000" style:shadow="none"/>
      <style:text-properties style:font-name="Consolas" fo:font-family="Consolas" style:font-family-generic="roman" style:font-pitch="variable" fo:font-size="11pt" style:font-size-asian="11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16.492cm" style:type="right" style:leader-style="dotted" style:leader-text="."/>
        </style:tab-stops>
      </style:paragraph-properties>
    </style:style>
    <style:style style:name="Contents_20_2" style:display-name="Contents 2" style:family="paragraph" style:parent-style-name="Standard" style:next-style-name="Standard" style:auto-update="true" style:class="index">
      <style:paragraph-properties fo:margin-left="0.423cm" fo:margin-right="0cm" fo:margin-top="0cm" fo:margin-bottom="0.176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Caption_20_Char" style:display-name="Caption Char" style:family="text" style:parent-style-name="Default_20_Paragraph_20_Font" loext:linked-style-name="caption"/>
    <style:style style:name="Source_20_Code_20_Char" style:display-name="Source Code Char" style:family="text" style:parent-style-name="Caption_20_Char" loext:linked-style-name="Source_20_Code">
      <style:text-properties style:font-name="Consolas" fo:font-family="Consolas" style:font-family-generic="roman" style:font-pitch="variable" fo:font-size="11pt" fo:background-color="#f5f5f5" style:font-size-asian="11pt"/>
    </style:style>
    <style:style style:name="Section_20_Number" style:display-name="Section Number" style:family="text" style:parent-style-name="Caption_20_Char"/>
    <style:style style:name="Footnote_20_Symbol" style:display-name="Footnote Symbol" style:family="text" style:parent-style-name="Caption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style:style>
    <style:style style:name="KeywordTok" style:family="text" style:parent-style-name="Source_20_Code_20_Char">
      <style:text-properties fo:color="#007020" loext:opacity="100%" style:font-name="Consolas" fo:font-family="Consolas" style:font-family-generic="roman" style:font-pitch="variable" fo:font-size="11pt" fo:font-weight="bold" fo:background-color="#f5f5f5" style:font-size-asian="11pt" style:font-weight-asian="bold"/>
    </style:style>
    <style:style style:name="DataTypeTok" style:family="text" style:parent-style-name="Source_20_Code_20_Char">
      <style:text-properties fo:color="#902000" loext:opacity="100%" style:font-name="Consolas" fo:font-family="Consolas" style:font-family-generic="roman" style:font-pitch="variable" fo:font-size="11pt" fo:background-color="#f5f5f5" style:font-size-asian="11pt"/>
    </style:style>
    <style:style style:name="DecValTok" style:family="text" style:parent-style-name="Source_20_Code_20_Char">
      <style:text-properties fo:color="#40a070" loext:opacity="100%" style:font-name="Consolas" fo:font-family="Consolas" style:font-family-generic="roman" style:font-pitch="variable" fo:font-size="11pt" fo:background-color="#f5f5f5" style:font-size-asian="11pt"/>
    </style:style>
    <style:style style:name="BaseNTok" style:family="text" style:parent-style-name="Source_20_Code_20_Char">
      <style:text-properties fo:color="#40a070" loext:opacity="100%" style:font-name="Consolas" fo:font-family="Consolas" style:font-family-generic="roman" style:font-pitch="variable" fo:font-size="11pt" fo:background-color="#f5f5f5" style:font-size-asian="11pt"/>
    </style:style>
    <style:style style:name="FloatTok" style:family="text" style:parent-style-name="Source_20_Code_20_Char">
      <style:text-properties fo:color="#40a070" loext:opacity="100%" style:font-name="Consolas" fo:font-family="Consolas" style:font-family-generic="roman" style:font-pitch="variable" fo:font-size="11pt" fo:background-color="#f5f5f5" style:font-size-asian="11pt"/>
    </style:style>
    <style:style style:name="ConstantTok" style:family="text" style:parent-style-name="Source_20_Code_20_Char">
      <style:text-properties fo:color="#880000" loext:opacity="100%" style:font-name="Consolas" fo:font-family="Consolas" style:font-family-generic="roman" style:font-pitch="variable" fo:font-size="11pt" fo:background-color="#f5f5f5" style:font-size-asian="11pt"/>
    </style:style>
    <style:style style:name="CharTok" style:family="text" style:parent-style-name="Source_20_Code_20_Char">
      <style:text-properties fo:color="#4070a0" loext:opacity="100%" style:font-name="Consolas" fo:font-family="Consolas" style:font-family-generic="roman" style:font-pitch="variable" fo:font-size="11pt" fo:background-color="#f5f5f5" style:font-size-asian="11pt"/>
    </style:style>
    <style:style style:name="SpecialCharTok" style:family="text" style:parent-style-name="Source_20_Code_20_Char">
      <style:text-properties fo:color="#4070a0" loext:opacity="100%" style:font-name="Consolas" fo:font-family="Consolas" style:font-family-generic="roman" style:font-pitch="variable" fo:font-size="11pt" fo:background-color="#f5f5f5" style:font-size-asian="11pt"/>
    </style:style>
    <style:style style:name="StringTok" style:family="text" style:parent-style-name="Source_20_Code_20_Char">
      <style:text-properties fo:color="#4070a0" loext:opacity="100%" style:font-name="Consolas" fo:font-family="Consolas" style:font-family-generic="roman" style:font-pitch="variable" fo:font-size="11pt" fo:background-color="#f5f5f5" style:font-size-asian="11pt"/>
    </style:style>
    <style:style style:name="VerbatimStringTok" style:family="text" style:parent-style-name="Source_20_Code_20_Char">
      <style:text-properties fo:color="#4070a0" loext:opacity="100%" style:font-name="Consolas" fo:font-family="Consolas" style:font-family-generic="roman" style:font-pitch="variable" fo:font-size="11pt" fo:background-color="#f5f5f5" style:font-size-asian="11pt"/>
    </style:style>
    <style:style style:name="SpecialStringTok" style:family="text" style:parent-style-name="Source_20_Code_20_Char">
      <style:text-properties fo:color="#bb6688" loext:opacity="100%" style:font-name="Consolas" fo:font-family="Consolas" style:font-family-generic="roman" style:font-pitch="variable" fo:font-size="11pt" fo:background-color="#f5f5f5" style:font-size-asian="11pt"/>
    </style:style>
    <style:style style:name="ImportTok" style:family="text" style:parent-style-name="Source_20_Code_20_Char">
      <style:text-properties style:font-name="Consolas" fo:font-family="Consolas" style:font-family-generic="roman" style:font-pitch="variable" fo:font-size="11pt" fo:background-color="#f5f5f5" style:font-size-asian="11pt"/>
    </style:style>
    <style:style style:name="CommentTok" style:family="text" style:parent-style-name="Source_20_Code_20_Char">
      <style:text-properties fo:color="#60a0b0" loext:opacity="100%" style:font-name="Consolas" fo:font-family="Consolas" style:font-family-generic="roman" style:font-pitch="variable" fo:font-size="11pt" fo:font-style="italic" fo:background-color="#f5f5f5" style:font-size-asian="11pt" style:font-style-asian="italic"/>
    </style:style>
    <style:style style:name="DocumentationTok" style:family="text" style:parent-style-name="Source_20_Code_20_Char">
      <style:text-properties fo:color="#ba2121" loext:opacity="100%" style:font-name="Consolas" fo:font-family="Consolas" style:font-family-generic="roman" style:font-pitch="variable" fo:font-size="11pt" fo:font-style="italic" fo:background-color="#f5f5f5" style:font-size-asian="11pt" style:font-style-asian="italic"/>
    </style:style>
    <style:style style:name="AnnotationTok" style:family="text" style:parent-style-name="Source_20_Code_20_Char">
      <style:text-properties fo:color="#60a0b0" loext:opacity="100%" style:font-name="Consolas" fo:font-family="Consolas" style:font-family-generic="roman" style:font-pitch="variable" fo:font-size="11pt" fo:font-style="italic" fo:font-weight="bold" fo:background-color="#f5f5f5" style:font-size-asian="11pt" style:font-style-asian="italic" style:font-weight-asian="bold"/>
    </style:style>
    <style:style style:name="CommentVarTok" style:family="text" style:parent-style-name="Source_20_Code_20_Char">
      <style:text-properties fo:color="#60a0b0" loext:opacity="100%" style:font-name="Consolas" fo:font-family="Consolas" style:font-family-generic="roman" style:font-pitch="variable" fo:font-size="11pt" fo:font-style="italic" fo:font-weight="bold" fo:background-color="#f5f5f5" style:font-size-asian="11pt" style:font-style-asian="italic" style:font-weight-asian="bold"/>
    </style:style>
    <style:style style:name="OtherTok" style:family="text" style:parent-style-name="Source_20_Code_20_Char">
      <style:text-properties fo:color="#007020" loext:opacity="100%" style:font-name="Consolas" fo:font-family="Consolas" style:font-family-generic="roman" style:font-pitch="variable" fo:font-size="11pt" fo:background-color="#f5f5f5" style:font-size-asian="11pt"/>
    </style:style>
    <style:style style:name="FunctionTok" style:family="text" style:parent-style-name="Source_20_Code_20_Char">
      <style:text-properties fo:color="#06287e" loext:opacity="100%" style:font-name="Consolas" fo:font-family="Consolas" style:font-family-generic="roman" style:font-pitch="variable" fo:font-size="11pt" fo:background-color="#f5f5f5" style:font-size-asian="11pt"/>
    </style:style>
    <style:style style:name="VariableTok" style:family="text" style:parent-style-name="Source_20_Code_20_Char">
      <style:text-properties fo:color="#19177c" loext:opacity="100%" style:font-name="Consolas" fo:font-family="Consolas" style:font-family-generic="roman" style:font-pitch="variable" fo:font-size="11pt" fo:background-color="#f5f5f5" style:font-size-asian="11pt"/>
    </style:style>
    <style:style style:name="ControlFlowTok" style:family="text" style:parent-style-name="Source_20_Code_20_Char">
      <style:text-properties fo:color="#007020" loext:opacity="100%" style:font-name="Consolas" fo:font-family="Consolas" style:font-family-generic="roman" style:font-pitch="variable" fo:font-size="11pt" fo:font-weight="bold" fo:background-color="#f5f5f5" style:font-size-asian="11pt" style:font-weight-asian="bold"/>
    </style:style>
    <style:style style:name="OperatorTok" style:family="text" style:parent-style-name="Source_20_Code_20_Char">
      <style:text-properties fo:color="#666666" loext:opacity="100%" style:font-name="Consolas" fo:font-family="Consolas" style:font-family-generic="roman" style:font-pitch="variable" fo:font-size="11pt" fo:background-color="#f5f5f5" style:font-size-asian="11pt"/>
    </style:style>
    <style:style style:name="BuiltInTok" style:family="text" style:parent-style-name="Source_20_Code_20_Char">
      <style:text-properties style:font-name="Consolas" fo:font-family="Consolas" style:font-family-generic="roman" style:font-pitch="variable" fo:font-size="11pt" fo:background-color="#f5f5f5" style:font-size-asian="11pt"/>
    </style:style>
    <style:style style:name="ExtensionTok" style:family="text" style:parent-style-name="Source_20_Code_20_Char">
      <style:text-properties style:font-name="Consolas" fo:font-family="Consolas" style:font-family-generic="roman" style:font-pitch="variable" fo:font-size="11pt" fo:background-color="#f5f5f5" style:font-size-asian="11pt"/>
    </style:style>
    <style:style style:name="PreprocessorTok" style:family="text" style:parent-style-name="Source_20_Code_20_Char">
      <style:text-properties fo:color="#bc7a00" loext:opacity="100%" style:font-name="Consolas" fo:font-family="Consolas" style:font-family-generic="roman" style:font-pitch="variable" fo:font-size="11pt" fo:background-color="#f5f5f5" style:font-size-asian="11pt"/>
    </style:style>
    <style:style style:name="AttributeTok" style:family="text" style:parent-style-name="Source_20_Code_20_Char">
      <style:text-properties fo:color="#7d9029" loext:opacity="100%" style:font-name="Consolas" fo:font-family="Consolas" style:font-family-generic="roman" style:font-pitch="variable" fo:font-size="11pt" fo:background-color="#f5f5f5" style:font-size-asian="11pt"/>
    </style:style>
    <style:style style:name="RegionMarkerTok" style:family="text" style:parent-style-name="Source_20_Code_20_Char">
      <style:text-properties style:font-name="Consolas" fo:font-family="Consolas" style:font-family-generic="roman" style:font-pitch="variable" fo:font-size="11pt" fo:background-color="#f5f5f5" style:font-size-asian="11pt"/>
    </style:style>
    <style:style style:name="InformationTok" style:family="text" style:parent-style-name="Source_20_Code_20_Char">
      <style:text-properties fo:color="#60a0b0" loext:opacity="100%" style:font-name="Consolas" fo:font-family="Consolas" style:font-family-generic="roman" style:font-pitch="variable" fo:font-size="11pt" fo:font-style="italic" fo:font-weight="bold" fo:background-color="#f5f5f5" style:font-size-asian="11pt" style:font-style-asian="italic" style:font-weight-asian="bold"/>
    </style:style>
    <style:style style:name="WarningTok" style:family="text" style:parent-style-name="Source_20_Code_20_Char">
      <style:text-properties fo:color="#60a0b0" loext:opacity="100%" style:font-name="Consolas" fo:font-family="Consolas" style:font-family-generic="roman" style:font-pitch="variable" fo:font-size="11pt" fo:font-style="italic" fo:font-weight="bold" fo:background-color="#f5f5f5" style:font-size-asian="11pt" style:font-style-asian="italic" style:font-weight-asian="bold"/>
    </style:style>
    <style:style style:name="AlertTok" style:family="text" style:parent-style-name="Source_20_Code_20_Char">
      <style:text-properties fo:color="#ff0000" loext:opacity="100%" style:font-name="Consolas" fo:font-family="Consolas" style:font-family-generic="roman" style:font-pitch="variable" fo:font-size="11pt" fo:font-weight="bold" fo:background-color="#f5f5f5" style:font-size-asian="11pt" style:font-weight-asian="bold"/>
    </style:style>
    <style:style style:name="ErrorTok" style:family="text" style:parent-style-name="Source_20_Code_20_Char">
      <style:text-properties fo:color="#ff0000" loext:opacity="100%" style:font-name="Consolas" fo:font-family="Consolas" style:font-family-generic="roman" style:font-pitch="variable" fo:font-size="11pt" fo:font-weight="bold" fo:background-color="#f5f5f5" style:font-size-asian="11pt" style:font-weight-asian="bold"/>
    </style:style>
    <style:style style:name="NormalTok" style:family="text" style:parent-style-name="Source_20_Code_20_Char">
      <style:text-properties style:font-name="Consolas" fo:font-family="Consolas" style:font-family-generic="roman" style:font-pitch="variable" fo:font-size="11pt" fo:background-color="#f5f5f5" style:font-size-asian="11pt"/>
    </style:style>
    <style:style style:name="Body_20_Text_20_Char" style:display-name="Body Text Char" style:family="text" style:parent-style-name="Default_20_Paragraph_20_Font">
      <style:text-properties style:font-name="Times New Roman" fo:font-family="'Times New Roman'" style:font-family-generic="roman" style:font-pitch="variable"/>
    </style:style>
    <style:style style:name="Header_20_Char" style:display-name="Header Char" style:family="text" style:parent-style-name="Default_20_Paragraph_20_Font" loext:linked-style-name="Header">
      <style:text-properties style:font-name="Times New Roman" fo:font-family="'Times New Roman'" style:font-family-generic="roman" style:font-pitch="variable"/>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0">
      <text:list-level-style-bullet text:level="1" text:style-name="ListLabel_20_208" loext:num-list-format=" "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09" loext:num-list-format=" "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text:style-name="ListLabel_20_210" loext:num-list-format=" "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text:style-name="ListLabel_20_211" loext:num-list-format=" "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text:style-name="ListLabel_20_212" loext:num-list-format=" "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text:style-name="ListLabel_20_213" loext:num-list-format=" "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text:style-name="ListLabel_20_214" loext:num-list-format=" "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text:style-name="ListLabel_20_215" loext:num-list-format=" "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216" loext:num-list-format=" "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bullet text:level="1" text:style-name="ListLabel_20_217"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Standard">
      <style:paragraph-properties fo:text-align="center" style:justify-single-word="false"/>
    </style:style>
    <style:style style:name="MT1" style:family="text">
      <style:text-properties officeooo:rsid="0007a5a9"/>
    </style:style>
    <style:page-layout style:name="Mpm1">
      <style:page-layout-properties fo:page-width="21.59cm" fo:page-height="27.94cm" style:num-format="1" style:print-orientation="portrait" fo:margin-top="2cm" fo:margin-bottom="1.27cm" fo:margin-left="2.501cm" fo:margin-right="1.501cm" style:writing-mode="lr-tb" style:layout-grid-color="#c0c0c0" style:layout-grid-lines="41"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style:page-layout style:name="Mpm2">
      <style:page-layout-properties fo:page-width="21.59cm" fo:page-height="27.94cm" style:num-format="1" style:print-orientation="portrait" fo:margin-top="2cm" fo:margin-bottom="2cm" fo:margin-left="2.501cm" fo:margin-right="1.501cm" style:writing-mode="lr-tb" style:layout-grid-color="#c0c0c0" style:layout-grid-lines="41"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
      </style:footer>
    </style:master-page>
    <style:master-page style:name="First_20_Page" style:display-name="First Page" style:page-layout-name="Mpm2" draw:style-name="Mdp1" style:next-style-name="Standard">
      <style:footer>
        <text:p text:style-name="MP2">C<text:span text:style-name="MT1">hișinău</text:span>, 2022</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18T15:33:12</meta:creation-date>
    <dc:date>2022-12-18T17:42:42.615000000</dc:date>
    <meta:editing-duration>PT29M28S</meta:editing-duration>
    <meta:generator>LibreOffice/7.3.4.2$Windows_X86_64 LibreOffice_project/728fec16bd5f605073805c3c9e7c4212a0120dc5</meta:generator>
    <meta:editing-cycles>7</meta:editing-cycles>
    <meta:document-statistic meta:table-count="0" meta:image-count="0" meta:object-count="0" meta:page-count="10" meta:paragraph-count="43" meta:word-count="1091" meta:character-count="8148" meta:non-whitespace-character-count="6986"/>
    <meta:user-defined meta:name="AppVersion">16.0000</meta:user-defined>
    <meta:template xlink:type="simple" xlink:actuate="onRequest" xlink:title="Normal.dotm" xlink:href=""/>
  </office:meta>
</office:document-meta>
</file>